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00010000041D000001DB1FE815EE520D6A63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pitch="variable"/>
    <style:font-face style:name="Liberation Mono4" svg:font-family="'Liberation Mono'" style:font-family-generic="modern" style:font-pitch="variable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92cm" fo:min-width="4.607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92cm" fo:min-width="3.267cm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466cm" fo:min-width="2.004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16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456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13" style:family="presentation" style:parent-style-name="master-title">
      <style:graphic-properties draw:auto-grow-height="true" fo:min-height="1.737cm"/>
      <style:paragraph-properties style:writing-mode="lr-tb"/>
    </style:style>
    <style:style style:name="pr14" style:family="presentation" style:parent-style-name="master-outline1">
      <style:graphic-properties/>
      <style:paragraph-properties style:writing-mode="lr-tb"/>
    </style:style>
    <style:style style:name="pr15" style:family="presentation" style:parent-style-name="master-notes">
      <style:graphic-properties draw:fill-color="#ffffff" fo:min-height="15.121cm"/>
      <style:paragraph-properties style:writing-mode="lr-tb"/>
    </style:style>
    <style:style style:name="pr16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4cm">
        <style:tab-stops>
          <style:tab-stop style:position="11.804cm"/>
        </style:tab-stops>
      </style:paragraph-properties>
    </style:style>
    <style:style style:name="P13" style:family="paragraph">
      <style:paragraph-properties fo:margin-top="0cm" fo:margin-bottom="0.2cm">
        <style:tab-stops>
          <style:tab-stop style:position="11.804cm"/>
        </style:tab-stops>
      </style:paragraph-properties>
    </style:style>
    <style:style style:name="P14" style:family="paragraph">
      <style:paragraph-properties fo:margin-top="0cm" fo:margin-bottom="0.5cm">
        <style:tab-stops>
          <style:tab-stop style:position="11.804cm"/>
        </style:tab-stops>
      </style:paragraph-properties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2cm">
        <style:tab-stops>
          <style:tab-stop style:position="14.784cm"/>
        </style:tab-stops>
      </style:paragraph-properties>
    </style:style>
    <style:style style:name="P19" style:family="paragraph">
      <style:paragraph-properties fo:margin-top="0cm" fo:margin-bottom="0.5cm">
        <style:tab-stops>
          <style:tab-stop style:position="14.784cm"/>
        </style:tab-stops>
      </style:paragraph-properties>
    </style:style>
    <style:style style:name="P20" style:family="paragraph">
      <style:paragraph-properties fo:margin-top="0cm" fo:margin-bottom="0.2cm">
        <style:tab-stops>
          <style:tab-stop style:position="1.005cm"/>
          <style:tab-stop style:position="3.517cm"/>
        </style:tab-stops>
      </style:paragraph-properties>
    </style:style>
    <style:style style:name="P21" style:family="paragraph">
      <loext:graphic-properties draw:fill="none"/>
      <style:paragraph-properties fo:text-align="start" style:writing-mode="lr-tb"/>
      <style:text-properties style:font-name="Liberation Mono5"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margin-top="0cm" fo:margin-bottom="0.5cm">
        <style:tab-stops>
          <style:tab-stop style:position="11.013cm"/>
        </style:tab-stops>
      </style:paragraph-properties>
    </style:style>
    <style:style style:name="P24" style:family="paragraph">
      <style:paragraph-properties fo:margin-top="0cm" fo:margin-bottom="0.4cm">
        <style:tab-stops>
          <style:tab-stop style:position="11.013cm"/>
        </style:tab-stops>
      </style:paragraph-properties>
    </style:style>
    <style:style style:name="P25" style:family="paragraph">
      <style:paragraph-properties fo:margin-top="0cm" fo:margin-bottom="0.2cm">
        <style:tab-stops>
          <style:tab-stop style:position="11.013cm"/>
        </style:tab-stops>
      </style:paragraph-properties>
    </style:style>
    <style:style style:name="P26" style:family="paragraph">
      <style:paragraph-properties>
        <style:tab-stops>
          <style:tab-stop style:position="11.013cm"/>
        </style:tab-stops>
      </style:paragraph-properties>
    </style:style>
    <style:style style:name="P27" style:family="paragraph">
      <style:paragraph-properties fo:margin-top="0cm" fo:margin-bottom="0.4cm">
        <style:tab-stops>
          <style:tab-stop style:position="6.397cm"/>
          <style:tab-stop style:position="13.028cm"/>
        </style:tab-stops>
      </style:paragraph-properties>
    </style:style>
    <style:style style:name="P28" style:family="paragraph">
      <style:paragraph-properties fo:margin-top="0cm" fo:margin-bottom="0.2cm"/>
    </style:style>
    <style:style style:name="P29" style:family="paragraph">
      <style:paragraph-properties fo:margin-top="0cm" fo:margin-bottom="0.5cm"/>
    </style:style>
    <style:style style:name="P30" style:family="paragraph">
      <style:paragraph-properties>
        <style:tab-stops>
          <style:tab-stop style:position="11.004cm"/>
        </style:tab-stops>
      </style:paragraph-properties>
    </style:style>
    <style:style style:name="P31" style:family="paragraph">
      <style:paragraph-properties fo:margin-top="0cm" fo:margin-bottom="0.4cm">
        <style:tab-stops>
          <style:tab-stop style:position="11.004cm"/>
        </style:tab-stops>
      </style:paragraph-properties>
    </style:style>
    <style:style style:name="P32" style:family="paragraph">
      <style:paragraph-properties fo:margin-top="0cm" fo:margin-bottom="0.4cm">
        <style:tab-stops>
          <style:tab-stop style:position="4.99cm"/>
          <style:tab-stop style:position="12.995cm"/>
        </style:tab-stops>
      </style:paragraph-properties>
    </style:style>
    <style:style style:name="P33" style:family="paragraph">
      <style:paragraph-properties fo:text-align="center" style:writing-mode="lr-tb"/>
      <style:text-properties fo:font-size="10pt" style:font-size-asian="10pt" style:font-size-complex="10pt"/>
    </style:style>
    <style:style style:name="P34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solid" draw:fill-color="#000000"/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style:paragraph-properties fo:margin-top="0cm" fo:margin-bottom="0.3cm"/>
    </style:style>
    <style:style style:name="P38" style:family="paragraph">
      <style:paragraph-properties style:writing-mode="lr-tb"/>
      <style:text-properties fo:color="#ff3333" loext:opacity="100%" fo:font-size="26pt" style:font-size-asian="26pt" style:font-size-complex="26pt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style:paragraph-properties fo:margin-left="0cm" fo:margin-right="0cm" fo:margin-top="0cm" fo:margin-bottom="0.2cm" fo:text-indent="-0.6cm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Mono" fo:font-size="14pt" style:font-size-asian="14pt" style:font-size-complex="14pt"/>
    </style:style>
    <style:style style:name="P42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43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font-size="28pt" fo:language="ru" fo:country="RU" style:font-size-asian="28pt" style:font-size-complex="28pt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6pt" fo:language="ru" fo:country="RU" style:font-size-asian="26pt" style:font-size-complex="26pt"/>
    </style:style>
    <style:style style:name="T15" style:family="text">
      <style:text-properties fo:color="#000000" loext:opacity="100%" fo:font-size="22pt" fo:language="ru" fo:country="RU" style:font-size-asian="22pt" style:font-size-complex="22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19" style:family="text">
      <style:text-properties fo:color="#000000" loext:opacity="100%" fo:language="ru" fo:country="RU" fo:font-style="normal" style:font-style-asian="normal" style:font-style-complex="normal"/>
    </style:style>
    <style:style style:name="T20" style:family="text">
      <style:text-properties fo:color="#000000" loext:opacity="100%" style:font-name="Liberation Mono" fo:font-size="20pt" fo:language="ru" fo:country="RU" fo:font-style="normal" style:font-size-asian="20pt" style:font-style-asian="normal" style:font-size-complex="20pt" style:font-style-complex="normal"/>
    </style:style>
    <style:style style:name="T21" style:family="text">
      <style:text-properties fo:color="#000000" loext:opacity="100%" style:font-name="Liberation Serif" fo:font-size="28pt" fo:language="ru" fo:country="RU" fo:font-style="normal" style:font-size-asian="28pt" style:font-style-asian="normal" style:font-size-complex="28pt" style:font-style-complex="normal"/>
    </style:style>
    <style:style style:name="T22" style:family="text">
      <style:text-properties style:font-name="Liberation Mono5" fo:font-size="18pt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5" style:family="text">
      <style:text-properties fo:color="#000000" loext:opacity="100%" fo:font-size="14pt" fo:language="ru" fo:country="RU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26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7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fo:font-size="28pt" fo:language="ru" fo:country="RU" fo:font-style="normal" style:font-size-asian="28pt" style:font-style-asian="normal" style:font-size-complex="28pt" style:font-style-complex="normal"/>
    </style:style>
    <style:style style:name="T30" style:family="text">
      <style:text-properties fo:font-size="10pt" fo:language="ru" fo:country="RU" style:font-size-asian="10pt" style:font-size-complex="1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 style:font-size-asian="24pt" style:font-size-complex="24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14pt" fo:language="ru" fo:country="RU" style:font-size-asian="14pt" style:font-size-complex="14pt"/>
    </style:style>
    <style:style style:name="T38" style:family="text">
      <style:text-properties fo:color="#000000" loext:opacity="100%" style:font-name="Liberation Sans2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Обзор полнотекстового поис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чем нужен полнотекстовый поиск?</text:span></text:p>
              </text:list-item>
              <text:list-item>
                <text:p text:style-name="P9"><text:span text:style-name="T11">Документы и запросы</text:span></text:p>
              </text:list-item>
              <text:list-item>
                <text:p text:style-name="P9"><text:span text:style-name="T12">Анализаторы</text:span></text:p>
              </text:list-item>
              <text:list-item>
                <text:p text:style-name="P9"><text:span text:style-name="T12">Словари и шаблоны</text:span></text:p>
              </text:list-item>
              <text:list-item>
                <text:p text:style-name="P9"><text:span text:style-name="T12">Конфигурации</text:span></text:p>
              </text:list-item>
              <text:list-item>
                <text:p text:style-name="P9"><text:span text:style-name="T12">Индексная поддерж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чем текстовый поиск?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3">Средства SQL — </text:span><text:span text:style-name="T14">LIKE</text:span><text:span text:style-name="T13">, регулярные выражения</text:span></text:p>
                <text:list>
                  <text:list-item>
                    <text:p text:style-name="P13"><text:span text:style-name="T15">нет морфологического поиска</text:span></text:p>
                  </text:list-item>
                  <text:list-item>
                    <text:p text:style-name="P13"><text:span text:style-name="T15">нет возможности ранжирования результатов</text:span></text:p>
                  </text:list-item>
                  <text:list-item>
                    <text:p text:style-name="P14"><text:span text:style-name="T15">нет индексной поддержки</text:span></text:p>
                  </text:list-item>
                </text:list>
              </text:list-item>
              <text:list-item>
                <text:p text:style-name="P12"><text:span text:style-name="T13">Внешние поисковые системы</text:span></text:p>
                <text:list>
                  <text:list-item>
                    <text:p text:style-name="P13"><text:span text:style-name="T15">сложно синхронизировать с базой данных</text:span></text:p>
                  </text:list-item>
                  <text:list-item>
                    <text:p text:style-name="P13"><text:span text:style-name="T15">отсутствие транзакционности</text:span></text:p>
                  </text:list-item>
                  <text:list-item>
                    <text:p text:style-name="P13"><text:span text:style-name="T15">нет доступа к метаданным</text:span></text:p>
                  </text:list-item>
                  <text:list-item>
                    <text:p text:style-name="P14"><text:span text:style-name="T15">сложности с разграничением доступа</text:span></text:p>
                  </text:list-item>
                </text:list>
              </text:list-item>
              <text:list-item>
                <text:p text:style-name="P12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7" draw:layer="layout" svg:width="16.799cm" svg:height="14.166cm" svg:x="2.1cm" svg:y="14.107cm" presentation:class="notes" presentation:user-transformed="true">
            <draw:text-box>
              <text:p text:style-name="P16"><text:span text:style-name="T16">В инструментарии SQL уже есть средства поиска по тексту. Это</text:span><text:span text:style-name="T16"><text:line-break/></text:span><text:span text:style-name="T16">и совсем простые команды LIKE и ILIKE, и упрощенные регулярные выражения SIMILAR TO, и полноценные регулярные выражения (оператор ~). Зачем нужен отдельный механизм?</text:span></text:p>
              <text:p text:style-name="P16"><text:span text:style-name="T16">Имеющиеся средства не позволяют искать с учетом разных словоформ, не позволяют отранжировать результаты по релевантности, имеют ограниченную индексную поддержку (для простого случая префиксного поиска, либо с помощью триграмм, как было показано в практике темы «Классы операторов»).</text:span></text:p>
              <text:p text:style-name="P16"><text:span text:style-name="T16">Для поиска можно использовать внешние поисковые системы.</text:span><text:span text:style-name="T16"><text:line-break/></text:span><text:span text:style-name="T16">Но и они имеют ряд ограничений, которые невозможно преодолеть</text:span><text:span text:style-name="T16"><text:line-break/></text:span><text:span text:style-name="T16">из-за того, что такие системы оторваны от базы данных. Их сложно синхронизировать с актуальным содержимым БД; они не транзакционны; они видят только те документы, которые им показывают, и не видят остальной информации в базе; сложно реализовать разграничение прав доступа к информации.</text:span></text:p>
              <text:p text:style-name="P16"><text:span text:style-name="T16">Полнотекстовый поиск позволяет преодолеть ограничения обычных средств SQL и сохранить все их преимущества.</text:span></text:p>
              <text:p text:style-name="P16"><text:span text:style-name="T17"><text:a xlink:href="https://postgrespro.ru/docs/postgresql/16/textsearch" xlink:type="simple">https://postgrespro.ru/docs/postgresql/16/textsearch</text:a></text:span></text:p>
              <text:p text:style-name="P16"><text:span text:style-name="T1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Документы и запросы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Документ</text:span></text:p>
                <text:list>
                  <text:list-item>
                    <text:p text:style-name="P18"><text:span text:style-name="T18">произвольный текст, который можно разобрать на слова (лексемы)</text:span></text:p>
                  </text:list-item>
                  <text:list-item>
                    <text:p text:style-name="P18"><text:span text:style-name="T18">docx, pdf и т. п. надо предварительно преобразовать в текст</text:span></text:p>
                  </text:list-item>
                  <text:list-item>
                    <text:p text:style-name="P19"><text:span text:style-name="T18">внутреннее компактное представление tsvector</text:span></text:p>
                  </text:list-item>
                </text:list>
              </text:list-item>
              <text:list-item>
                <text:p text:style-name="P9"><text:span text:style-name="T19">Запрос</text:span></text:p>
                <text:list>
                  <text:list-item>
                    <text:p text:style-name="P20"><text:span text:style-name="T18">одна или несколько лексем, соединенных логическими связками:</text:span><text:span text:style-name="T18"><text:line-break/></text:span><text:span text:style-name="T18"><text:tab/></text:span><text:span text:style-name="T20">&amp;</text:span><text:span text:style-name="T18"><text:tab/></text:span><text:span text:style-name="T18">и</text:span><text:span text:style-name="T18"><text:line-break/></text:span><text:span text:style-name="T18"><text:tab/></text:span><text:span text:style-name="T20">|</text:span><text:span text:style-name="T18"><text:tab/></text:span><text:span text:style-name="T18">или</text:span><text:span text:style-name="T18"><text:line-break/></text:span><text:span text:style-name="T18"><text:tab/></text:span><text:span text:style-name="T20">!</text:span><text:span text:style-name="T18"><text:tab/></text:span><text:span text:style-name="T18">не</text:span><text:span text:style-name="T18"><text:line-break/></text:span><text:span text:style-name="T18"><text:tab/></text:span><text:span text:style-name="T20">&lt;-&gt;</text:span><text:span text:style-name="T18"><text:tab/></text:span><text:span text:style-name="T18">предшествует (фразовый поиск)</text:span><text:span text:style-name="T18"><text:line-break/></text:span><text:span text:style-name="T18"><text:tab/></text:span><text:span text:style-name="T20">( )</text:span><text:span text:style-name="T18"><text:tab/></text:span><text:span text:style-name="T18">для изменения приоритета</text:span></text:p>
                  </text:list-item>
                  <text:list-item>
                    <text:p text:style-name="P18"><text:span text:style-name="T18">внутреннее представление ts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7" draw:layer="layout" svg:width="16.799cm" svg:height="13.456cm" svg:x="2.1cm" svg:y="14.107cm" presentation:class="notes" presentation:user-transformed="true">
            <draw:text-box>
              <text:p text:style-name="P16"><text:span text:style-name="T16">Документ, по которому нужен поиск, должен быть предварительно переведен в специальное представление — тип данных tsvector.</text:span></text:p>
              <text:p text:style-name="P16"><text:span text:style-name="T16">Исходный документ может быть произвольным текстом, который можно разобрать на отдельные слова (точнее, лексемы — разницу подробнее рассмотрим дальше). По двоичным документам тоже можно искать, если предварительно перевести их в текстовый вид (с помощью сторонних библиотек).</text:span></text:p>
              <text:p text:style-name="P16"><text:span text:style-name="T16">Поисковый запрос также должен быть представлен значением специального типа — tsquery. Запрос может состоять либо из одной лексемы, либо из нескольких лексем, связанных логическими операторами «и», «или», «не». Также поддерживается оператор предшествования, который обеспечивает фразовый поиск: можно найти документ, содержащий заданные слова не в любом месте, а стоящие рядом (или на определенном расстоянии друг от друга).</text:span></text:p>
              <text:p text:style-name="P16"><text:span text:style-name="T17"><text:a xlink:href="https://postgrespro.ru/docs/postgresql/16/datatype-textsearch" xlink:type="simple">https://postgrespro.ru/docs/postgresql/16/datatype-textsearch</text:a></text:span></text:p>
              <text:p text:style-name="P16"><text:span text:style-name="T1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оответствие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1">Соответствие документа запросу</text:span></text:p>
                <text:list>
                  <text:list-header>
                    <text:p text:style-name="P19"><text:span text:style-name="T18">оператор @@</text:span></text:p>
                  </text:list-header>
                </text:list>
              </text:list-item>
              <text:list-item>
                <text:p text:style-name="P9"><text:span text:style-name="T19">Релевантность</text:span></text:p>
                <text:list>
                  <text:list-item>
                    <text:p text:style-name="P20"><text:span text:style-name="T18">веса лексем (A, B, C, D в порядке убывания важности)</text:span></text:p>
                  </text:list-item>
                  <text:list-item>
                    <text:p text:style-name="P20"><text:span text:style-name="T18">ts_rank — по частоте найденных лексем</text:span></text:p>
                  </text:list-item>
                  <text:list-item>
                    <text:p text:style-name="P20"><text:span text:style-name="T18">ts_rank_cd — также учитывает близость лексем</text:span></text:p>
                  </text:list-item>
                  <text:list-item>
                    <text:p text:style-name="P20"><text:span text:style-name="T18">оператор расстояния &lt;=&gt; (расширение ru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7" draw:layer="layout" svg:width="16.799cm" svg:height="13.966cm" svg:x="2.1cm" svg:y="14.107cm" presentation:class="notes" presentation:user-transformed="true">
            <draw:text-box>
              <text:p text:style-name="P16"><text:span text:style-name="T16">Чтобы проверить, соответствует ли документ (точнее, его представление в виде tsvector) запросу (точнее, его представлению tsquery), надо использовать оператор @@.</text:span></text:p>
              <text:p text:style-name="P16"><text:span text:style-name="T16">Результаты запроса можно ранжировать по «релевантности», чтобы понять, какие из найденных документов больше соответствуют запросу, а какие — меньше.</text:span></text:p>
              <text:p text:style-name="P16"><text:span text:style-name="T16">Релевантность учитывает вес лексем, который может быть задан буквенной меткой от A до D. По умолчанию (если метки нету) лексеме присваивается наименьшая важность (D). Выделение весами позволяет считать более важными, например, слова из заголовка или краткой аннотации по сравнению со словами в основном тексте документа.</text:span></text:p>
              <text:p text:style-name="P16"><text:span text:style-name="T16">В PostgreSQL есть две встроенные функции: ts_rank (учитывает, насколько часто лексемы из запроса встречаются в документе)</text:span><text:span text:style-name="T16"><text:line-break/></text:span><text:span text:style-name="T16">и ts_rank_cd (дополнительно учитывает близость найденных лексем). Обе функции позволяют отмасштабировать свой результат с учетом размера документа.</text:span></text:p>
              <text:p text:style-name="P16"><text:span text:style-name="T17"><text:a xlink:href="https://postgrespro.ru/docs/postgresql/16/functions-textsearch" xlink:type="simple">https://postgrespro.ru/docs/postgresql/16/functions-textsearch</text:a></text:span></text:p>
              <text:p text:style-name="P16"><text:span text:style-name="T16">Расширение rum (</text:span><text:span text:style-name="T17"><text:a xlink:href="https://github.com/postgrespro/rum" xlink:type="simple">https://github.com/postgrespro/rum</text:a></text:span><text:span text:style-name="T16">) вводит еще одну возможность: оператор расстояния &lt;=&gt;, представляющий собой комбинацию функций ts_rank и ts_rank_cd.</text:span></text:p>
              <text:p text:style-name="P16"><text:span text:style-name="T16">Заметим, что в PostgreSQL не реализована возможность поиска документов, «похожих» на другой документ (основанная, например,</text:span><text:span text:style-name="T16"><text:line-break/></text:span><text:span text:style-name="T16">на методе TF-IDF)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4" draw:text-style-name="P22" draw:layer="layout" svg:width="5.233cm" svg:height="1.296cm" svg:x="5.689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нализатор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8">документ</text:span><text:span text:style-name="T21"> → <text:s/>анализатор <text:s/>→ </text:span><text:span text:style-name="T18">фрагмент+тип, фрагмент+тип, …</text:span></text:p>
              </text:list-item>
              <text:list-item>
                <text:p text:style-name="P9"><text:span text:style-name="T21"/></text:p>
              </text:list-item>
              <text:list-item>
                <text:p text:style-name="P9"><text:span text:style-name="T21">Выделяет в тексте документа фрагменты</text:span><text:span text:style-name="T21"><text:line-break/></text:span><text:span text:style-name="T21">и назначает фрагментам типы</text:span></text:p>
              </text:list-item>
              <text:list-item>
                <text:p text:style-name="P9"><text:span text:style-name="T21">Штатный анализатор default</text:span></text:p>
                <text:list>
                  <text:list-item>
                    <text:p text:style-name="P23"><text:span text:style-name="T18">23 типа фрагментов (слова, числа, адреса, теги XML и т. п.)</text:span></text:p>
                  </text:list-item>
                </text:list>
              </text:list-item>
              <text:list-item>
                <text:p text:style-name="P24"><text:span text:style-name="T21">Другие анализаторы</text:span></text:p>
                <text:list>
                  <text:list-item>
                    <text:p text:style-name="P25"><text:span text:style-name="T18">расширения</text:span></text:p>
                  </text:list-item>
                  <text:list-item>
                    <text:p text:style-name="P26"><text:span text:style-name="T18">набор функций на языке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Рассмотрим, как происходит превращение исходного документа</text:span><text:span text:style-name="T6"><text:line-break/></text:span><text:span text:style-name="T6">в tsvector, а запроса в tsquery.</text:span></text:p>
              <text:p text:style-name="P16"><text:span text:style-name="T6">Вначале документ пропускается через анализатор (parser), который выделяет в нем </text:span><text:span text:style-name="T23">фрагменты</text:span><text:span text:style-name="T6"> (tokens). Более того, каждому фрагменту анализатор сопоставляет </text:span><text:span text:style-name="T23">тип,</text:span><text:span text:style-name="T24"> который используется для дальнейшей обработки. Например, стандартный анализатор (единственный встроенный в PostgreSQL) выделяет 23 типа фрагментов: слова, числа, адреса url и email, XML-теги и другие. За счет этого он довольно универсален.</text:span></text:p>
              <text:p text:style-name="P16"><text:span text:style-name="T24">Чтобы использовать другой анализатор, его нужно написать на языке C, скомпилировать и подключить. Существуют расширения, которые устанавливают уже готовые анализаторы. Например, </text:span><text:span text:style-name="T25"><text:a xlink:href="https://github.com/postgrespro/pg_tsparser" xlink:type="simple">https://github.com/postgrespro/pg_tsparser</text:a></text:span><text:span text:style-name="T24"><text:s/>— анализатор, построенный на базе стандартного, но он не считает подчеркивание и минус символами-разделителями слов (что полезно для индексации программного кода).</text:span></text:p>
              <text:p text:style-name="P16"><text:span text:style-name="T25"><text:a xlink:href="https://postgrespro.ru/docs/postgresql/16/textsearch-parsers" xlink:type="simple">https://postgrespro.ru/docs/postgresql/16/textsearch-parsers</text:a></text:span></text:p>
              <text:p text:style-name="P16"><text:span text:style-name="T24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custom-shape draw:style-name="gr5" draw:text-style-name="P22" draw:layer="layout" svg:width="3.893cm" svg:height="1.296cm" svg:x="5.389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ловар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header>
                <text:p text:style-name="P27"><text:span text:style-name="T18">фрагмент → <text:s/></text:span><text:span text:style-name="T21">словарь </text:span><text:span text:style-name="T18"><text:s/>→ лексема, лексема, …</text:span></text:p>
              </text:list-header>
              <text:list-item>
                <text:p text:style-name="P27"><text:span text:style-name="T18"/></text:p>
              </text:list-item>
              <text:list-item>
                <text:p text:style-name="P9"><text:span text:style-name="T21">Словарь превращает фрагмент в лексему</text:span></text:p>
                <text:list>
                  <text:list-item>
                    <text:p text:style-name="P28"><text:span text:style-name="T18">убрать стоп-слова</text:span></text:p>
                  </text:list-item>
                  <text:list-item>
                    <text:p text:style-name="P28"><text:span text:style-name="T18">привести буквы к одному регистру</text:span></text:p>
                  </text:list-item>
                  <text:list-item>
                    <text:p text:style-name="P28"><text:span text:style-name="T18">привести словоформы к общему виду</text:span></text:p>
                  </text:list-item>
                  <text:list-item>
                    <text:p text:style-name="P28"><text:span text:style-name="T18">привести синонимы к одному варианту</text:span></text:p>
                  </text:list-item>
                  <text:list-item>
                    <text:p text:style-name="P29"><text:span text:style-name="T18">и т. п.</text:span></text:p>
                  </text:list-item>
                </text:list>
              </text:list-item>
              <text:list-item>
                <text:p text:style-name="P9"><text:span text:style-name="T21">Штатные словари</text:span></text:p>
                <text:list>
                  <text:list-item>
                    <text:p text:style-name="P28"><text:span text:style-name="T18">simple — нижний регистр и стоп-слова</text:span></text:p>
                  </text:list-item>
                  <text:list-item>
                    <text:p text:style-name="P28"><text:span text:style-name="T26">стемминг для 28 язык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17" draw:layer="layout" svg:width="16.799cm" svg:height="14.321cm" svg:x="2.1cm" svg:y="14.107cm" presentation:class="notes" presentation:user-transformed="true">
            <draw:text-box>
              <text:p text:style-name="P16"><text:span text:style-name="T6">Полученный от анализатора фрагмент пропускается через </text:span><text:span text:style-name="T23">словарь</text:span><text:span text:style-name="T23"><text:line-break/></text:span><text:span text:style-name="T6">и превращается в </text:span><text:span text:style-name="T23">лексему</text:span><text:span text:style-name="T24"> (lexeme) или в несколько лексем</text:span><text:span text:style-name="T6">.</text:span></text:p>
              <text:p text:style-name="P16"><text:span text:style-name="T6">Смысл такого преобразования в том, чтобы «нормализовать» слова, привести их к такому виду, чтобы их было легко найти. Например:</text:span></text:p>
              <text:list text:style-name="L1">
                <text:list-item>
                  <text:p text:style-name="P16"><text:span text:style-name="T6">из текста можно убрать стоп-слова (которые встречаются почти</text:span><text:span text:style-name="T6"><text:line-break/></text:span><text:span text:style-name="T6">в каждом документе, так что искать их бессмысленно);</text:span></text:p>
                </text:list-item>
                <text:list-item>
                  <text:p text:style-name="P16"><text:span text:style-name="T6">можно привести слова к одному регистру;</text:span></text:p>
                </text:list-item>
                <text:list-item>
                  <text:p text:style-name="P16"><text:span text:style-name="T6">можно отрезать от слов изменяющиеся части (окончания), чтобы находить любые словоформы (стемминг);</text:span></text:p>
                </text:list-item>
                <text:list-item>
                  <text:p text:style-name="P16"><text:span text:style-name="T6">можно свести все синонимы к одному.</text:span></text:p>
                </text:list-item>
              </text:list>
              <text:p text:style-name="P16"><text:span text:style-name="T6">В PostgreSQL изначально установлен словарь simple, а также словари стемминга для 28 языков, которые отрезают от слов изменяемые части. Такие словари работают быстро, но не всегда точно, потому что опираются не на словарь, а на алгоритмы.</text:span></text:p>
              <text:p text:style-name="P16"><text:span text:style-name="T27"><text:a xlink:href="https://postgrespro.ru/docs/postgresql/16/textsearch-dictionaries" xlink:type="simple">https://postgrespro.ru/docs/postgresql/16/textsearch-dictionaries</text:a></text:span></text:p>
              <text:p text:style-name="P16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Шаблоны словарей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1">Словарь — параметризованный шаблон</text:span></text:p>
                <text:list>
                  <text:list-item>
                    <text:p text:style-name="P23"><text:span text:style-name="T18">набор функций на языке C</text:span></text:p>
                  </text:list-item>
                </text:list>
              </text:list-item>
              <text:list-item>
                <text:p text:style-name="P9"><text:span text:style-name="T21">Штатные шаблоны</text:span></text:p>
                <text:list>
                  <text:list-item>
                    <text:p text:style-name="P28"><text:span text:style-name="T18">простой словарь</text:span></text:p>
                  </text:list-item>
                  <text:list-item>
                    <text:p text:style-name="P28"><text:span text:style-name="T18">стеммер snowball</text:span></text:p>
                  </text:list-item>
                  <text:list-item>
                    <text:p text:style-name="P28"><text:span text:style-name="T18">словарь ispell</text:span></text:p>
                  </text:list-item>
                  <text:list-item>
                    <text:p text:style-name="P28"><text:span text:style-name="T18">синонимы: приведение синонимов к одному виду</text:span></text:p>
                  </text:list-item>
                  <text:list-item>
                    <text:p text:style-name="P29"><text:span text:style-name="T18">тезаурус: приведение фраз к одному виду</text:span></text:p>
                  </text:list-item>
                </text:list>
              </text:list-item>
              <text:list-item>
                <text:p text:style-name="P9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7" draw:layer="layout" svg:width="16.799cm" svg:height="14.321cm" svg:x="2.1cm" svg:y="14.107cm" presentation:class="notes" presentation:user-transformed="true">
            <draw:text-box>
              <text:p text:style-name="P16"><text:span text:style-name="T6">Чтобы добавить новый словарь, нужно воспользоваться </text:span><text:span text:style-name="T23">шаблоном</text:span><text:span text:style-name="T6"> (template), параметризовав его. Шаблон — это, по сути, набор функций на C, реализующих словарь.</text:span></text:p>
              <text:p text:style-name="P16"><text:span text:style-name="T6">В PostgreSQL входят несколько шаблонов:</text:span></text:p>
              <text:list text:style-name="L1">
                <text:list-item>
                  <text:p text:style-name="P16"><text:span text:style-name="T6">простой словарь simple (выполняет преобразование в нижний регистр и проверяет результат по списку стоп-слов);</text:span></text:p>
                </text:list-item>
                <text:list-item>
                  <text:p text:style-name="P16"><text:span text:style-name="T28">словарь snowball (использует</text:span><text:span text:style-name="T6"> специфический стеммер для заданного языка, есть возможность задать свой список стоп-слов);</text:span></text:p>
                </text:list-item>
                <text:list-item>
                  <text:p text:style-name="P16"><text:span text:style-name="T6">словарь ispell (поддерживает морфологические словари, в том числе MySpell и Hunspell, используемые, например, в OpenOffice);</text:span></text:p>
                </text:list-item>
                <text:list-item>
                  <text:p text:style-name="P16"><text:span text:style-name="T6">словарь синонимов, позволяющий определять синонимы для слов;</text:span></text:p>
                </text:list-item>
                <text:list-item>
                  <text:p text:style-name="P16"><text:span text:style-name="T6">«тезаурус», позволяющий заменять синонимами целые фразы.</text:span></text:p>
                </text:list-item>
              </text:list>
              <text:p text:style-name="P16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custom-shape draw:style-name="gr5" draw:text-style-name="P22" draw:layer="layout" svg:width="3.893cm" svg:height="1.296cm" svg:x="18.289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3.893cm" svg:height="1.296cm" svg:x="18.289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2" draw:layer="layout" svg:width="3.893cm" svg:height="1.296cm" svg:x="18.289cm" svg:y="7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2" draw:layer="layout" svg:width="5.233cm" svg:height="1.296cm" svg:x="5.689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0.39cm" svg:height="1.741cm" svg:x="1.2cm" svg:y="0.737cm" presentation:class="title" presentation:user-transformed="true">
          <draw:text-box>
            <text:p><text:span text:style-name="T10">Конфигурация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0"><text:span text:style-name="T19"><text:tab/></text:span><text:span text:style-name="T19"> </text:span><text:span text:style-name="T26">фрагмент+тип → <text:s/></text:span><text:span text:style-name="T29">словари </text:span><text:span text:style-name="T26"><text:s/>→ лексемы</text:span></text:p>
                <text:p text:style-name="P31"><text:span text:style-name="T26">документ</text:span><text:span text:style-name="T19"> → <text:s/>анализатор <text:s/>→</text:span><text:span text:style-name="T19"><text:tab/></text:span><text:span text:style-name="T19"> </text:span><text:span text:style-name="T26">фрагмент+тип → <text:s/></text:span><text:span text:style-name="T29">словари </text:span><text:span text:style-name="T26"><text:s/>→ лексемы</text:span></text:p>
                <text:p text:style-name="P31"><text:span text:style-name="T26"><text:tab/></text:span><text:span text:style-name="T19"> </text:span><text:span text:style-name="T26">фрагмент+тип → <text:s/></text:span><text:span text:style-name="T29">словари </text:span><text:span text:style-name="T26"><text:s/>→ лексемы</text:span></text:p>
              </text:list-item>
              <text:list-item>
                <text:p text:style-name="P32"><text:span text:style-name="T21"/></text:p>
              </text:list-item>
              <text:list-item>
                <text:p text:style-name="P9"><text:span text:style-name="T21">Своя цепочка словарей для каждого типа фрагмента</text:span></text:p>
                <text:list>
                  <text:list-item>
                    <text:p text:style-name="P28"><text:span text:style-name="T18">первый словарь, распознавший фрагмент, возвращает лексему</text:span></text:p>
                  </text:list-item>
                  <text:list-item>
                    <text:p text:style-name="P29"><text:span text:style-name="T18">фильтрующий словарь передает лексему дальше по цепочке</text:span></text:p>
                  </text:list-item>
                </text:list>
              </text:list-item>
              <text:list-item>
                <text:p><text:span text:style-name="T18"/></text:p>
              </text:list-item>
            </text:list>
          </draw:text-box>
        </draw:frame>
        <draw:custom-shape draw:style-name="gr6" draw:text-style-name="P34" draw:layer="layout" svg:width="3.556cm" svg:height="1.016cm" svg:x="11.07cm" svg:y="30cm">
          <text:p text:style-name="P33"><text:span text:style-name="T30">конфигурац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880.01124543154 -24169.91150442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7" draw:text-style-name="P35" draw:layer="layout" svg:width="0.584cm" svg:height="0.231cm" draw:transform="rotate (0.785398163397448) translate (11.3338760837534cm 6.45800322066163cm)" svg:viewBox="0 0 585 232" svg:d="M477 95c-9-11-19-24-28-40-10-16-19-34-29-55h34c19 22 39 42 60 60s44 34 71 47v17c-27 14-50 30-71 48s-41 38-60 60h-34c10-21 19-40 29-55 9-16 19-30 28-40h-477v-42z">
          <text:p/>
        </draw:path>
        <draw:path draw:style-name="gr7" draw:text-style-name="P35" draw:layer="layout" svg:width="0.584cm" svg:height="0.231cm" draw:transform="rotate (2.35619449019234) translate (11.7483125798784cm 8.03043327546338cm)" svg:viewBox="0 0 585 232" svg:d="M108 95c9-11 18-24 28-40 9-16 19-34 29-55h-35c-18 22-38 42-59 60s-45 34-71 47v17c26 14 50 30 71 48s41 38 59 60h35c-10-21-20-40-29-55-10-16-19-30-28-40h477v-42z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7" draw:layer="layout" svg:width="16.799cm" svg:height="13.456cm" svg:x="2.1cm" svg:y="14.107cm" presentation:class="notes" presentation:user-transformed="true">
            <draw:text-box>
              <text:p text:style-name="P16"><text:span text:style-name="T6">Итак, документ пропускается через анализатор, который выделяет</text:span><text:span text:style-name="T6"><text:line-break/></text:span><text:span text:style-name="T6">в нем </text:span><text:span text:style-name="T23">фрагменты</text:span><text:span text:style-name="T6">. Какие именно словари будут использоваться для преобразования фрагмента в лексемы, определяется его </text:span><text:span text:style-name="T23">типом</text:span><text:span text:style-name="T6">.</text:span><text:span text:style-name="T6"><text:line-break/></text:span><text:span text:style-name="T6">Таким образом можно по-разному обрабатывать слова, числа и т. п.</text:span></text:p>
              <text:p text:style-name="P16"><text:span text:style-name="T31">Анализатор и цепочки словарей для каждого типа фрагмента настраиваются и называются </text:span><text:span text:style-name="T32">конфигурацией</text:span><text:span text:style-name="T33"> текстового поиска</text:span><text:span text:style-name="T6">.</text:span></text:p>
              <text:p text:style-name="P16"><text:span text:style-name="T6">Каждый словарь в цепочке решает, что именно делать с фрагментом:</text:span></text:p>
              <text:list text:style-name="L1">
                <text:list-item>
                  <text:p text:style-name="P16"><text:span text:style-name="T6">Фрагмент можно отфильтровать как стоп-слово. На этом обработка фрагмента, очевидно, прекращается.</text:span></text:p>
                </text:list-item>
                <text:list-item>
                  <text:p text:style-name="P16"><text:span text:style-name="T6">Фрагмент можно заменить на лексему и прекратить обработку. Например, словарь simple переводит любое слово в нижний регистр</text:span><text:span text:style-name="T6"><text:line-break/></text:span><text:span text:style-name="T6">и умеет фильтровать стоп-слова.</text:span></text:p>
                </text:list-item>
                <text:list-item>
                  <text:p text:style-name="P16"><text:span text:style-name="T6">Фрагмент можно заменить на лексему, но передать ее дальше, чтобы другие словари также смогли обработать ее (такой словарь называется фильтрующим).</text:span></text:p>
                </text:list-item>
                <text:list-item>
                  <text:p text:style-name="P16"><text:span text:style-name="T6">Наконец, словарь может не опознать фрагмент и передать его дальше без изменений. Так, например, поступает словарь синонимов: если синоним не найден, фрагмент передается дальше по цепочке.</text:span></text:p>
                </text:list-item>
              </text:list>
              <text:p text:style-name="P16"><text:span text:style-name="T27"><text:a xlink:href="https://postgrespro.ru/docs/postgresql/16/textsearch-configuration" xlink:type="simple">https://postgrespro.ru/docs/postgresql/16/textsearch-configuration</text:a></text:span></text:p>
              <text:p text:style-name="P16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ндексная поддержка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1">GiST</text:span></text:p>
                <text:list>
                  <text:list-item>
                    <text:p text:style-name="P28"><text:span text:style-name="T18">неточное представление с обязательной перепроверкой по таблице</text:span></text:p>
                  </text:list-item>
                  <text:list-item>
                    <text:p text:style-name="P28"><text:span text:style-name="T18">эффективность уменьшается при увеличении количества слов</text:span></text:p>
                  </text:list-item>
                  <text:list-item>
                    <text:p text:style-name="P28"><text:span text:style-name="T34">поддержка INCLUDE</text:span></text:p>
                  </text:list-item>
                  <text:list-item>
                    <text:p text:style-name="P29"><text:span text:style-name="T18">быстрое обновление (зависит от числа документов)</text:span></text:p>
                  </text:list-item>
                </text:list>
              </text:list-item>
              <text:list-item>
                <text:p text:style-name="P9"><text:span text:style-name="T21">GIN</text:span></text:p>
                <text:list>
                  <text:list-item>
                    <text:p text:style-name="P28"><text:span text:style-name="T18">точное и компактное представление</text:span></text:p>
                  </text:list-item>
                  <text:list-item>
                    <text:p text:style-name="P28"><text:span text:style-name="T18">эффективность не теряется при увеличении количества слов</text:span></text:p>
                  </text:list-item>
                  <text:list-item>
                    <text:p text:style-name="P29"><text:span text:style-name="T18">медленное обновление (зависит от числа слов в документах)</text:span></text:p>
                  </text:list-item>
                </text:list>
              </text:list-item>
              <text:list-item>
                <text:p text:style-name="P9"><text:span text:style-name="T21">RUM (расширение на основе GIN)</text:span></text:p>
                <text:list>
                  <text:list-item>
                    <text:p text:style-name="P25"><text:span text:style-name="T18">дополнительная информация в индексе (позиции лексем и др.)</text:span></text:p>
                  </text:list-item>
                  <text:list-item>
                    <text:p text:style-name="P25"><text:span text:style-name="T18">выдача результатов сразу в порядке релевантнос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7" draw:layer="layout" svg:width="16.799cm" svg:height="14.321cm" svg:x="2.1cm" svg:y="14.107cm" presentation:class="notes" presentation:user-transformed="true">
            <draw:text-box>
              <text:p text:style-name="P16"><text:span text:style-name="T6">От полнотекстового поиска требуется не только функциональность,</text:span><text:span text:style-name="T6"><text:line-break/></text:span><text:span text:style-name="T6">но и скорость работы. Для ускорения поиска используются индексы нескольких типов.</text:span></text:p>
              <text:p text:style-name="P16"><text:span text:style-name="T28">Индекс GiST хорош быстрым обновлением (что важно, если документы активно изменяются) и поддерживает функциональность INCLUDE (пом</text:span><text:span text:style-name="T6">ожет стать покрывающим для запроса). Однако он не обеспечивает высокой скорости поиска и его эффективность понижается с ростом числа слов.</text:span></text:p>
              <text:p text:style-name="P16"><text:span text:style-name="T6">Индекс GIN — основной выбор для полнотекстового поиска. Он обеспечивает быстрый поиск (производительность не деградирует</text:span><text:span text:style-name="T6"><text:line-break/></text:span><text:span text:style-name="T6">с увеличением числа слов), хотя и медленно обновляется при изменении документов.</text:span></text:p>
              <text:p text:style-name="P16"><text:span text:style-name="T6">Проблемы этих двух традиционных индексов в том, что они учитывают только лексемы, но отбрасывают их позиции в документе и другую вспомогательную информацию, в том числе веса. Поэтому они хороши для поиска, но в принципе не могут ускорить ранжирование. По той же причине не ускоряется фразовый поиск.</text:span></text:p>
              <text:p text:style-name="P16"><text:span text:style-name="T6">Индекс RUM (доступный как расширение: </text:span><text:span text:style-name="T27"><text:a xlink:href="https://github.com/postgrespro/rum" xlink:type="simple">https://github.com/postgrespro/rum</text:a></text:span><text:span text:style-name="T6">) нацелен на устранение этого недостатка: он позволяет выдавать результаты сразу в порядке релевантности и ускоряет поиск фраз.</text:span></text:p>
              <text:p text:style-name="P16"><text:span text:style-name="T27"><text:a xlink:href="https://postgrespro.ru/docs/postgresql/16/textsearch-indexes" xlink:type="simple">https://postgrespro.ru/docs/postgresql/16/textsearch-indexes</text:a></text:span></text:p>
              <text:p text:style-name="P16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5">Интегрированный полнотекстовый поиск обеспечивает</text:span></text:p>
                <text:list>
                  <text:list-item>
                    <text:p text:style-name="P28"><text:span text:style-name="T36">актуальность результатов</text:span></text:p>
                  </text:list-item>
                  <text:list-item>
                    <text:p text:style-name="P28"><text:span text:style-name="T36">транзакционность</text:span></text:p>
                  </text:list-item>
                  <text:list-item>
                    <text:p text:style-name="P28"><text:span text:style-name="T36">учет языковых особенностей</text:span></text:p>
                  </text:list-item>
                  <text:list-item>
                    <text:p text:style-name="P28"><text:span text:style-name="T36">фразовый поиск</text:span></text:p>
                  </text:list-item>
                  <text:list-item>
                    <text:p text:style-name="P28"><text:span text:style-name="T36">ранжирование результатов</text:span></text:p>
                  </text:list-item>
                  <text:list-item>
                    <text:p text:style-name="P29"><text:span text:style-name="T36">индексную поддержку</text:span></text:p>
                  </text:list-item>
                </text:list>
              </text:list-item>
              <text:list-item>
                <text:p text:style-name="P9"><text:span text:style-name="T35">Поиск охватывает любую информацию, приводимую</text:span><text:span text:style-name="T35"><text:line-break/></text:span><text:span text:style-name="T35">к текстовому виду</text:span></text:p>
              </text:list-item>
              <text:list-item>
                <text:p text:style-name="P9"><text:span text:style-name="T35">Возможна тонкая настройка под конкретные нужды</text:span></text:p>
                <text:p text:style-name="P9"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draw:frame presentation:style-name="pr13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4" draw:text-style-name="P38" draw:layer="layout" svg:width="25.6cm" svg:height="14.4cm" svg:x="1.2cm" svg:y="4.8cm" presentation:class="outline">
          <draw:text-box>
            <text:list text:style-name="L4">
              <text:list-item>
                <text:p text:style-name="P37"><text:span text:style-name="T14">Сейчас поиск в книжном магазине работает только</text:span><text:span text:style-name="T14"><text:line-break/></text:span><text:span text:style-name="T14">по названиям книг.</text:span><text:span text:style-name="T14"><text:line-break/></text:span><text:span text:style-name="T14">Замените его на полнотекстовый поиск по названиям</text:span><text:span text:style-name="T14"><text:line-break/></text:span><text:span text:style-name="T14">книг, полным именам авторов и аннотациям.</text:span><text:span text:style-name="T14"><text:line-break/></text:span><text:span text:style-name="T14">Проверьте сделанные изменения в приложении.</text:span><text:span text:style-name="T14"><text:line-break/></text:span><text:span text:style-name="T14">Убедитесь, что поиск не зависит от формы слов в запросе.</text:span></text:p>
              </text:list-item>
            </text:list>
          </draw:text-box>
        </draw:frame>
        <draw:g draw:name="book">
          <draw:custom-shape draw:style-name="gr8" draw:text-style-name="P39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2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2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39" draw:layer="layout" svg:width="1.309cm" svg:height="0.703cm" draw:transform="rotate (1.5707963267949) translate (9.67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2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22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22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22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5" draw:text-style-name="P41" draw:layer="layout" svg:width="16.799cm" svg:height="15.121cm" svg:x="2.1cm" svg:y="14.107cm" presentation:class="notes" presentation:user-transformed="true">
            <draw:text-box>
              <text:p text:style-name="P40"><text:span text:style-name="T37">1. Добавьте в таблицу books столбец типа tsvector, генерируемый</text:span><text:span text:style-name="T37"><text:line-break/></text:span><text:span text:style-name="T37">по необходимым значениям. Учтите, что значение tsvector должно зависеть от данных из нескольких таблиц.</text:span></text:p>
              <text:p text:style-name="P40"><text:span text:style-name="T37">Посмотрите код функции public.get_catalog и подумайте, что нужно сделать, чтобы заменить существующее условие поиска на полнотекстовое.</text:span></text:p>
              <text:p text:style-name="P40"><text:span text:style-name="T37">Для проверки найдите книги по запросам «проблема» и «проблемы».</text:span></text:p>
              <text:p text:style-name="P40"><text:span text:style-name="T37"/></text:p>
            </draw:text-box>
          </draw:frame>
        </presentation:notes>
      </draw:page>
      <draw:page draw:name="page18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6" draw:text-style-name="P42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37"><text:span text:style-name="T14">Восстановите базу данных с архивом рассылок</text:span><text:span text:style-name="T14"><text:line-break/></text:span><text:span text:style-name="T14">из резервной копии.</text:span><text:span text:style-name="T14"><text:line-break/></text:span><text:span text:style-name="T14">Добавьте в таблицу mail_messages столбец search_vector</text:span><text:span text:style-name="T14"><text:line-break/></text:span><text:span text:style-name="T14">и заполните его так же, как в демонстрации.</text:span></text:p>
              </text:list-item>
              <text:list-item>
                <text:p text:style-name="P37"><text:span text:style-name="T14">Сколько документов содержат одновременно фразы</text:span><text:span text:style-name="T14"><text:line-break/></text:span><text:span text:style-name="T14">«vacuum full» и «index page»?</text:span><text:span text:style-name="T14"><text:line-break/></text:span><text:span text:style-name="T14">Сравните скорость поиска без индекса и с индексами</text:span><text:span text:style-name="T14"><text:line-break/></text:span><text:span text:style-name="T14">разных типов (GiST, GIN, RUM), а также размер индексов.</text:span></text:p>
              </text:list-item>
              <text:list-item>
                <text:p text:style-name="P37"><text:span text:style-name="T14">Сколько документов содержит слово «vacuuming»</text:span><text:span text:style-name="T14"><text:line-break/></text:span><text:span text:style-name="T14">именно в такой форме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43" draw:layer="layout" svg:width="16.799cm" svg:height="13.364cm" svg:x="2.1cm" svg:y="14.107cm" presentation:class="notes" presentation:user-transformed="true">
            <draw:text-box>
              <text:p text:style-name="P16"><text:span text:style-name="T38">2. Создавайте индексы по одному и удаляйте их сразу после эксперимента перед созданием следующего, чтобы в запросе гарантированно использовался нужный индекс.</text:span></text:p>
              <text:p text:style-name="P16"><text:span text:style-name="T38"/></text:p>
              <text:p text:style-name="P16"><text:span text:style-name="T38">3. Проще всего ответить на этот вопрос с помощью регулярных выражений. Но, поскольку тема посвящена полнотекстовому поиску, измените конфигурацию поиска, установив для лексем типа «asciiword» (к которым относятся слова из латинских букв) словарь «simple».</text:span></text:p>
              <text:p text:style-name="P16"><text:span text:style-name="T38">После этого необходимо пересоздать столбец search_vector, так как он будет содержать значение, не соответствующие новой конфигурации.</text:span></text:p>
              <text:p text:style-name="P16"><text:span text:style-name="T3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pitch="variable"/>
    <style:font-face style:name="Liberation Mono4" svg:font-family="'Liberation Mono'" style:font-family-generic="modern" style:font-pitch="variable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1FE815EE520D6A63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8H52M1S</meta:editing-duration>
    <meta:editing-cycles>165</meta:editing-cycles>
    <meta:generator>LibreOffice/7.3.7.2$Linux_X86_64 LibreOffice_project/30$Build-2</meta:generator>
    <dc:date>2024-10-14T10:57:29.551938204</dc:date>
    <meta:document-statistic meta:object-count="130"/>
    <meta:template xlink:type="simple" xlink:actuate="onRequest" xlink:title="master" xlink:href="../../../../../.config/libreoffice/4/user/template/master.otp" meta:date="2015-06-03T14:43:56.815095550"/>
  </office:meta>
</office:document-meta>
</file>